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2" style:parent-style-name="Normal" style:family="paragraph">
      <style:paragraph-properties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3" style:parent-style-name="Normal" style:family="paragraph">
      <style:paragraph-properties fo:text-align="justify"/>
      <style:text-properties style:font-name="Calibri" style:font-name-asian="Yu Mincho" style:font-name-complex="Arial" style:letter-kerning="true" fo:language="ms" fo:country="MY" fo:hyphenate="false"/>
    </style:style>
    <style:style style:name="P4" style:parent-style-name="Normal" style:family="paragraph">
      <style:text-properties style:font-name="Calibri" style:font-name-asian="Yu Mincho" style:font-name-complex="Arial" style:letter-kerning="true" fo:language="en" fo:country="US" fo:hyphenate="false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language="ms" fo:country="MY"/>
    </style:style>
    <style:style style:name="P7" style:parent-style-name="Normal" style:family="paragraph">
      <style:paragraph-properties fo:text-align="center"/>
      <style:text-properties fo:language="ms" fo:country="MY"/>
    </style:style>
    <style:style style:name="P8" style:parent-style-name="ListParagraph" style:list-style-name="LFO1" style:family="paragraph">
      <style:paragraph-properties fo:text-align="justify"/>
      <style:text-properties fo:language="ms" fo:country="MY"/>
    </style:style>
    <style:style style:name="P9" style:parent-style-name="ListParagraph" style:family="paragraph">
      <style:paragraph-properties fo:text-align="justify"/>
      <style:text-properties fo:language="ms" fo:country="MY"/>
    </style:style>
    <style:style style:name="P10" style:parent-style-name="ListParagraph" style:family="paragraph">
      <style:paragraph-properties fo:text-align="justify"/>
    </style:style>
    <style:style style:name="T11" style:parent-style-name="DefaultParagraphFont" style:family="text">
      <style:text-properties fo:language="ms" fo:country="MY"/>
    </style:style>
    <style:style style:name="T12" style:parent-style-name="DefaultParagraphFont" style:family="text">
      <style:text-properties fo:language="ms" fo:country="MY"/>
    </style:style>
    <style:style style:name="T13" style:parent-style-name="DefaultParagraphFont" style:family="text">
      <style:text-properties fo:language="ms" fo:country="MY"/>
    </style:style>
    <style:style style:name="T14" style:parent-style-name="DefaultParagraphFont" style:family="text">
      <style:text-properties fo:language="ms" fo:country="MY"/>
    </style:style>
    <style:style style:name="T15" style:parent-style-name="DefaultParagraphFont" style:family="text">
      <style:text-properties fo:language="ms" fo:country="MY"/>
    </style:style>
    <style:style style:name="T16" style:parent-style-name="DefaultParagraphFont" style:family="text">
      <style:text-properties fo:language="ms" fo:country="MY"/>
    </style:style>
    <style:style style:name="T17" style:parent-style-name="DefaultParagraphFont" style:family="text">
      <style:text-properties fo:language="ms" fo:country="MY"/>
    </style:style>
    <style:style style:name="T18" style:parent-style-name="DefaultParagraphFont" style:family="text">
      <style:text-properties fo:language="ms" fo:country="MY"/>
    </style:style>
    <style:style style:name="T19" style:parent-style-name="DefaultParagraphFont" style:family="text">
      <style:text-properties fo:font-style="italic" style:font-style-asian="italic" style:font-style-complex="italic" fo:language="ms" fo:country="MY"/>
    </style:style>
    <style:style style:name="T20" style:parent-style-name="DefaultParagraphFont" style:family="text">
      <style:text-properties fo:language="ms" fo:country="MY"/>
    </style:style>
    <style:style style:name="T21" style:parent-style-name="DefaultParagraphFont" style:family="text">
      <style:text-properties fo:language="ms" fo:country="MY"/>
    </style:style>
    <style:style style:name="T22" style:parent-style-name="DefaultParagraphFont" style:family="text">
      <style:text-properties fo:language="ms" fo:country="MY"/>
    </style:style>
    <style:style style:name="T23" style:parent-style-name="DefaultParagraphFont" style:family="text">
      <style:text-properties fo:font-style="italic" style:font-style-asian="italic" style:font-style-complex="italic" fo:language="ms" fo:country="MY"/>
    </style:style>
    <style:style style:name="T24" style:parent-style-name="DefaultParagraphFont" style:family="text">
      <style:text-properties fo:language="ms" fo:country="MY"/>
    </style:style>
    <style:style style:name="T25" style:parent-style-name="DefaultParagraphFont" style:family="text">
      <style:text-properties fo:language="ms" fo:country="MY"/>
    </style:style>
    <style:style style:name="T26" style:parent-style-name="DefaultParagraphFont" style:family="text">
      <style:text-properties fo:language="ms" fo:country="MY"/>
    </style:style>
    <style:style style:name="T27" style:parent-style-name="DefaultParagraphFont" style:family="text">
      <style:text-properties fo:language="ms" fo:country="MY"/>
    </style:style>
    <style:style style:name="T28" style:parent-style-name="DefaultParagraphFont" style:family="text">
      <style:text-properties fo:font-style="italic" style:font-style-asian="italic" style:font-style-complex="italic" fo:language="ms" fo:country="MY"/>
    </style:style>
    <style:style style:name="T29" style:parent-style-name="DefaultParagraphFont" style:family="text">
      <style:text-properties fo:font-style="italic" style:font-style-asian="italic" style:font-style-complex="italic" fo:language="ms" fo:country="MY"/>
    </style:style>
    <style:style style:name="T30" style:parent-style-name="DefaultParagraphFont" style:family="text">
      <style:text-properties fo:language="ms" fo:country="MY"/>
    </style:style>
    <style:style style:name="T31" style:parent-style-name="DefaultParagraphFont" style:family="text">
      <style:text-properties fo:language="ms" fo:country="MY"/>
    </style:style>
    <style:style style:name="T32" style:parent-style-name="DefaultParagraphFont" style:family="text">
      <style:text-properties fo:font-style="italic" style:font-style-asian="italic" style:font-style-complex="italic" fo:language="ms" fo:country="MY"/>
    </style:style>
    <style:style style:name="T33" style:parent-style-name="DefaultParagraphFont" style:family="text">
      <style:text-properties fo:language="ms" fo:country="MY"/>
    </style:style>
    <style:style style:name="T34" style:parent-style-name="DefaultParagraphFont" style:family="text">
      <style:text-properties fo:language="ms" fo:country="MY"/>
    </style:style>
    <style:style style:name="T35" style:parent-style-name="DefaultParagraphFont" style:family="text">
      <style:text-properties fo:language="ms" fo:country="MY"/>
    </style:style>
    <style:style style:name="T36" style:parent-style-name="DefaultParagraphFont" style:family="text">
      <style:text-properties fo:language="ms" fo:country="MY"/>
    </style:style>
    <style:style style:name="T37" style:parent-style-name="DefaultParagraphFont" style:family="text">
      <style:text-properties fo:language="ms" fo:country="MY"/>
    </style:style>
    <style:style style:name="P38" style:parent-style-name="ListParagraph" style:family="paragraph">
      <style:paragraph-properties fo:text-align="justify"/>
      <style:text-properties fo:language="ms" fo:country="MY"/>
    </style:style>
    <style:style style:name="P39" style:parent-style-name="ListParagraph" style:list-style-name="LFO1" style:family="paragraph">
      <style:paragraph-properties fo:text-align="justify"/>
      <style:text-properties fo:language="ms" fo:country="MY"/>
    </style:style>
    <style:style style:name="P40" style:parent-style-name="ListParagraph" style:family="paragraph">
      <style:paragraph-properties fo:text-align="justify"/>
      <style:text-properties fo:language="ms" fo:country="MY"/>
    </style:style>
    <style:style style:name="P41" style:parent-style-name="ListParagraph" style:family="paragraph">
      <style:paragraph-properties fo:text-align="justify"/>
    </style:style>
    <style:style style:name="T42" style:parent-style-name="DefaultParagraphFont" style:family="text">
      <style:text-properties fo:language="ms" fo:country="MY"/>
    </style:style>
    <style:style style:name="T43" style:parent-style-name="DefaultParagraphFont" style:family="text">
      <style:text-properties fo:language="ms" fo:country="MY"/>
    </style:style>
    <style:style style:name="T44" style:parent-style-name="DefaultParagraphFont" style:family="text">
      <style:text-properties fo:language="ms" fo:country="MY"/>
    </style:style>
    <style:style style:name="T45" style:parent-style-name="DefaultParagraphFont" style:family="text">
      <style:text-properties fo:language="ms" fo:country="MY"/>
    </style:style>
    <style:style style:name="T46" style:parent-style-name="DefaultParagraphFont" style:family="text">
      <style:text-properties fo:language="ms" fo:country="MY"/>
    </style:style>
    <style:style style:name="T47" style:parent-style-name="DefaultParagraphFont" style:family="text">
      <style:text-properties fo:language="ms" fo:country="MY"/>
    </style:style>
    <style:style style:name="T48" style:parent-style-name="DefaultParagraphFont" style:family="text">
      <style:text-properties fo:language="ms" fo:country="MY"/>
    </style:style>
    <style:style style:name="T49" style:parent-style-name="DefaultParagraphFont" style:family="text">
      <style:text-properties fo:language="ms" fo:country="MY"/>
    </style:style>
    <style:style style:name="T50" style:parent-style-name="DefaultParagraphFont" style:family="text">
      <style:text-properties fo:language="ms" fo:country="MY"/>
    </style:style>
    <style:style style:name="T51" style:parent-style-name="DefaultParagraphFont" style:family="text">
      <style:text-properties fo:language="ms" fo:country="MY"/>
    </style:style>
  </office:automatic-styles>
  <office:body>
    <office:text text:use-soft-page-breaks="true">
      <text:p text:style-name="P1">Nama <text:s text:c="6"/>: Septi Wakhidatun Nisa</text:p>
      <text:p text:style-name="P2">Nim <text:s text:c="9"/>: 045125934</text:p>
      <text:p text:style-name="P3">Jurusan <text:s text:c="3"/>: Ilmu Perpustakaan</text:p>
      <text:p text:style-name="P4"/>
      <text:p text:style-name="P5"><text:span text:style-name="T6">TUGAS 3 MEDIA TEKNOLOGI</text:span></text:p>
      <text:p text:style-name="P7"/>
      <text:list text:style-name="LFO1" text:continue-numbering="true">
        <text:list-item>
          <text:p text:style-name="P8">Apa saja keunggulan multimedia dalam aktifitas pembelajaran?</text:p>
        </text:list-item>
      </text:list>
      <text:p text:style-name="P9">Jawaban :</text:p>
      <text:p text:style-name="P10"><text:span text:style-name="T11">Keunggulan multimedia di dalam intera</text:span><text:span text:style-name="T12">ktivitas adalah media ini secara inheren mampu memaksa pengguna untuk<text:s/></text:span><text:span text:style-name="T13">berinteraksi dengan materi baik secara fisik dan mental.</text:span><text:span text:style-name="T14"><text:s/>Tentu saja kemampuan memaksa ini tergantung pada<text:s/></text:span><text:span text:style-name="T15">seberapa efektif instruksi<text:s/></text:span><text:span text:style-name="T16">pembelajaran mampu menarik pengguna untuk mencoba secara aktif pembelajaran<text:s/></text:span><text:span text:style-name="T17">yang disajikan. Sebagai contoh adalah<text:s/></text:span><text:span text:style-name="T18">program multimedia pembelajaran yang berisi materi mengenai<text:s/></text:span><text:span text:style-name="T19">oscilloscope.<text:s/></text:span><text:span text:style-name="T20">Dengan menggunakan multimedia<text:s/></text:span><text:span text:style-name="T21">pembelajaran pengguna akan diajak secara langsung mencoba dan menggunakan<text:s/></text:span><text:span text:style-name="T22">simulasi<text:s/></text:span><text:span text:style-name="T23">oscilloscope<text:s/></text:span><text:span text:style-name="T24">yang tersedia.<text:s/></text:span><text:span text:style-name="T25">Berbeda halnya jika materi yang sama disajikan dengan buku atau video.<text:s/></text:span><text:span text:style-name="T26">Dalam hal ini pengguna hanya pasif (secara fisik)<text:s/></text:span><text:span text:style-name="T27">melihat bagaimana cara menggunakan<text:s/></text:span><text:span text:style-name="T28">oscilloscope</text:span><text:span text:style-name="T29"><text:s/></text:span><text:span text:style-name="T30">ditampilkan. Aktivitas mental (pengguna menyerap cara<text:s/></text:span><text:span text:style-name="T31">menggunakan dan mengatur<text:s/></text:span><text:span text:style-name="T32">oscilloscope</text:span><text:span text:style-name="T33">) mungkin terjadi akan<text:s/></text:span><text:span text:style-name="T34">tetapi aktivitas fisik tidak terjadi.<text:s/></text:span><text:span text:style-name="T35">Dengan kata lain<text:s/></text:span><text:span text:style-name="T36">dengan menggunakan multimedia pembelajaran pengguna akan<text:s/></text:span><text:span text:style-name="T37">mencoba secara langsung bagaimana sesuatu terjadi.</text:span></text:p>
      <text:p text:style-name="P38"/>
      <text:list text:style-name="LFO1" text:continue-numbering="true">
        <text:list-item>
          <text:p text:style-name="P39">Apa perbedaan metode pembelajaran simulasi, demonstrasi dan game?</text:p>
        </text:list-item>
      </text:list>
      <text:p text:style-name="P40">Jawaban :<text:s/></text:p>
      <text:p text:style-name="P41"><text:span text:style-name="T42">Perbedaan metode simulasi<text:s/></text:span><text:span text:style-name="T43">dan metode demonstrasi adalah ketika metode demonstrasi berlangsung terdapat<text:s/></text:span><text:span text:style-name="T44">penggunaan alat berupa media pembelajaran untuk memaksimalkan pembelajaran,<text:s/></text:span><text:span text:style-name="T45">sedangkan simulasi siswa akan memberikan contoh langsung berupa praktik<text:s/></text:span><text:span text:style-name="T46">lapangan yang berdasar pada sebuah teori dari materi pelajaran.</text:span><text:span text:style-name="T47"><text:s/>Sedangkan metode game<text:s/></text:span><text:span text:style-name="T48">adalah metode pembelajaran yang menggunakan game sebagai alat untuk<text:s/></text:span><text:span text:style-name="T49">mengajarkan materi. Dengan menggabungkan kesenangan dari bermain game<text:s/></text:span><text:span text:style-name="T50">dengan proses belajar, metode ini diharapkan dapat meningkatkan motivasi<text:s/></text:span><text:span text:style-name="T51">dan hasil belajar sisw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pti Wakhidatun Nisa</meta:initial-creator>
    <dc:creator>Septi Wakhidatun Nisa</dc:creator>
    <meta:creation-date>2023-06-10T10:56:00Z</meta:creation-date>
    <dc:date>2023-06-10T10:56:00Z</dc:date>
    <meta:template xlink:href="Normal.dotm" xlink:type="simple"/>
    <meta:editing-cycles>36</meta:editing-cycles>
    <meta:editing-duration>PT2040S</meta:editing-duration>
    <meta:document-statistic meta:page-count="1" meta:paragraph-count="3" meta:word-count="276" meta:character-count="1851" meta:row-count="13" meta:non-whitespace-character-count="1578"/>
  </office:meta>
</office:document-meta>
</file>